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start="Symmetric_20_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start="Symmetric_20_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start="" draw:marker-end="Symmetric_20_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draw:marker-start="Symmetric_20_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text-properties fo:font-size="14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text-properties fo:font-size="8pt" style:font-size-asian="18pt" style:font-size-complex="18pt"/>
    </style:style>
    <style:style style:name="P9" style:family="paragraph">
      <style:text-properties fo:font-size="9pt" fo:font-style="italic" style:font-size-asian="18pt" style:font-size-complex="18pt"/>
    </style:style>
    <style:style style:name="P10" style:family="paragraph">
      <style:text-properties fo:font-size="12pt" fo:font-weight="bold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939cm" svg:height="1.673cm" svg:x="1cm" svg:y="1cm">
          <draw:text-box>
            <text:p>Appleseed QuickSocial v0.1.0</text:p>
            <text:p/>
          </draw:text-box>
        </draw:frame>
        <draw:frame draw:style-name="gr1" draw:text-style-name="P1" draw:layer="layout" svg:width="4.782cm" svg:height="0.721cm" svg:x="1cm" svg:y="1.884cm">
          <draw:text-box>
            <text:p text:style-name="P1">Protocol Flow Diagram</text:p>
          </draw:text-box>
        </draw:frame>
        <draw:frame draw:style-name="gr1" draw:text-style-name="P2" draw:layer="layout" svg:width="2.339cm" svg:height="0.802cm" svg:x="3.106cm" svg:y="3.54cm">
          <draw:text-box>
            <text:p text:style-name="P2">Connect</text:p>
          </draw:text-box>
        </draw:frame>
        <draw:rect draw:style-name="gr2" draw:text-style-name="P3" draw:layer="layout" svg:width="1.905cm" svg:height="1.905cm" svg:x="5.445cm" svg:y="4.91cm">
          <text:p text:style-name="P3">B</text:p>
        </draw:rect>
        <draw:rect draw:style-name="gr2" draw:text-style-name="P3" draw:layer="layout" svg:width="1.905cm" svg:height="1.905cm" svg:x="13.065cm" svg:y="4.91cm">
          <text:p text:style-name="P3">A</text:p>
        </draw:rect>
        <draw:line draw:style-name="gr3" draw:text-style-name="P4" draw:layer="layout" svg:x1="7.35cm" svg:y1="4.91cm" svg:x2="13.065cm" svg:y2="4.91cm">
          <text:p/>
        </draw:line>
        <draw:line draw:style-name="gr4" draw:text-style-name="P4" draw:layer="layout" svg:x1="7.35cm" svg:y1="6.815cm" svg:x2="13.065cm" svg:y2="6.815cm">
          <text:p/>
        </draw:line>
        <draw:frame draw:style-name="gr1" draw:text-style-name="P5" draw:layer="layout" svg:width="6.568cm" svg:height="0.645cm" svg:x="9.89cm" svg:y="3.53cm">
          <draw:text-box>
            <text:p text:style-name="P5">Story: <text:s/>“<text:a xlink:href="mailto:user@a">user@a</text:a>“ remotely logs in to “b”</text:p>
          </draw:text-box>
        </draw:frame>
        <draw:frame draw:style-name="gr1" draw:text-style-name="P6" draw:layer="layout" svg:width="1.683cm" svg:height="0.607cm" svg:x="7.15cm" svg:y="4.403cm">
          <draw:text-box>
            <text:p text:style-name="P6">Redirect</text:p>
          </draw:text-box>
        </draw:frame>
        <draw:rect draw:style-name="gr2" draw:text-style-name="P7" draw:layer="layout" svg:width="1.905cm" svg:height="1.605cm" svg:x="17.51cm" svg:y="5.11cm">
          <text:p text:style-name="P7">Identifiers</text:p>
        </draw:rect>
        <draw:ellipse draw:style-name="gr5" draw:text-style-name="P4" draw:layer="layout" svg:width="1.905cm" svg:height="0.635cm" svg:x="17.51cm" svg:y="4.81cm">
          <text:p/>
        </draw:ellipse>
        <draw:ellipse draw:style-name="gr5" draw:text-style-name="P4" draw:layer="layout" svg:width="1.905cm" svg:height="0.635cm" svg:x="17.51cm" svg:y="6.38cm">
          <text:p/>
        </draw:ellipse>
        <draw:line draw:style-name="gr6" draw:text-style-name="P4" draw:layer="layout" svg:x1="14.97cm" svg:y1="5.145cm" svg:x2="17.51cm" svg:y2="5.145cm">
          <text:p/>
        </draw:line>
        <draw:frame draw:style-name="gr1" draw:text-style-name="P6" draw:layer="layout" svg:width="1.399cm" svg:height="0.607cm" svg:x="11.866cm" svg:y="6.743cm">
          <draw:text-box>
            <text:p text:style-name="P6">Check</text:p>
          </draw:text-box>
        </draw:frame>
        <draw:frame draw:style-name="gr1" draw:text-style-name="P6" draw:layer="layout" svg:width="1.455cm" svg:height="0.607cm" svg:x="6.151cm" svg:y="6.743cm">
          <draw:text-box>
            <text:p text:style-name="P6">Return</text:p>
          </draw:text-box>
        </draw:frame>
        <draw:line draw:style-name="gr7" draw:text-style-name="P4" draw:layer="layout" svg:x1="7.351cm" svg:y1="5.51cm" svg:x2="13.066cm" svg:y2="5.51cm">
          <text:p/>
        </draw:line>
        <draw:line draw:style-name="gr8" draw:text-style-name="P4" draw:layer="layout" svg:x1="7.351cm" svg:y1="6.315cm" svg:x2="13.066cm" svg:y2="6.315cm">
          <text:p/>
        </draw:line>
        <draw:frame draw:style-name="gr1" draw:text-style-name="P6" draw:layer="layout" svg:width="1.294cm" svg:height="0.607cm" svg:x="7.251cm" svg:y="5.404cm">
          <draw:text-box>
            <text:p text:style-name="P6">Verify</text:p>
          </draw:text-box>
        </draw:frame>
        <draw:frame draw:style-name="gr1" draw:text-style-name="P8" draw:layer="layout" svg:width="1.709cm" svg:height="0.564cm" svg:x="5.245cm" svg:y="4.81cm">
          <draw:text-box>
            <text:p text:style-name="P8">REMOTE</text:p>
          </draw:text-box>
        </draw:frame>
        <draw:frame draw:style-name="gr1" draw:text-style-name="P8" draw:layer="layout" svg:width="1.349cm" svg:height="0.564cm" svg:x="13.821cm" svg:y="6.351cm">
          <draw:text-box>
            <text:p text:style-name="P8">HOME</text:p>
          </draw:text-box>
        </draw:frame>
        <draw:frame draw:style-name="gr1" draw:text-style-name="P6" draw:layer="layout" svg:width="2.441cm" svg:height="0.607cm" svg:x="10.824cm" svg:y="5.873cm">
          <draw:text-box>
            <text:p text:style-name="P6">ReplyToVerify</text:p>
          </draw:text-box>
        </draw:frame>
        <draw:frame draw:style-name="gr1" draw:text-style-name="P2" draw:layer="layout" svg:width="4.037cm" svg:height="0.802cm" svg:x="3.161cm" svg:y="12.441cm">
          <draw:text-box>
            <text:p text:style-name="P2">2 Party Request</text:p>
          </draw:text-box>
        </draw:frame>
        <draw:rect draw:style-name="gr2" draw:text-style-name="P3" draw:layer="layout" svg:width="1.905cm" svg:height="1.905cm" svg:x="5.5cm" svg:y="13.783cm">
          <text:p text:style-name="P3">B</text:p>
        </draw:rect>
        <draw:rect draw:style-name="gr2" draw:text-style-name="P3" draw:layer="layout" svg:width="1.905cm" svg:height="1.905cm" svg:x="13.12cm" svg:y="13.783cm">
          <text:p text:style-name="P3">A</text:p>
        </draw:rect>
        <draw:line draw:style-name="gr4" draw:text-style-name="P4" draw:layer="layout" svg:x1="7.405cm" svg:y1="13.783cm" svg:x2="13.12cm" svg:y2="13.783cm">
          <text:p/>
        </draw:line>
        <draw:line draw:style-name="gr9" draw:text-style-name="P4" draw:layer="layout" svg:x1="7.405cm" svg:y1="15.688cm" svg:x2="13.12cm" svg:y2="15.688cm">
          <text:p/>
        </draw:line>
        <draw:frame draw:style-name="gr1" draw:text-style-name="P9" draw:layer="layout" svg:width="1.929cm" svg:height="0.607cm" svg:x="8.897cm" svg:y="13.711cm">
          <draw:text-box>
            <text:p text:style-name="P9">(Identifier)</text:p>
          </draw:text-box>
        </draw:frame>
        <draw:rect draw:style-name="gr2" draw:text-style-name="P7" draw:layer="layout" svg:width="1.905cm" svg:height="1.605cm" svg:x="17.565cm" svg:y="13.983cm">
          <text:p text:style-name="P7">Identifiers</text:p>
        </draw:rect>
        <draw:ellipse draw:style-name="gr5" draw:text-style-name="P4" draw:layer="layout" svg:width="1.905cm" svg:height="0.635cm" svg:x="17.565cm" svg:y="13.683cm">
          <text:p/>
        </draw:ellipse>
        <draw:ellipse draw:style-name="gr5" draw:text-style-name="P4" draw:layer="layout" svg:width="1.905cm" svg:height="0.635cm" svg:x="17.565cm" svg:y="15.253cm">
          <text:p/>
        </draw:ellipse>
        <draw:line draw:style-name="gr6" draw:text-style-name="P4" draw:layer="layout" svg:x1="15.025cm" svg:y1="14.118cm" svg:x2="17.565cm" svg:y2="14.118cm">
          <text:p/>
        </draw:line>
        <draw:frame draw:style-name="gr1" draw:text-style-name="P6" draw:layer="layout" svg:width="2.547cm" svg:height="0.607cm" svg:x="7.205cm" svg:y="15.616cm">
          <draw:text-box>
            <text:p text:style-name="P6">ReplyToFriend</text:p>
          </draw:text-box>
        </draw:frame>
        <draw:frame draw:style-name="gr1" draw:text-style-name="P8" draw:layer="layout" svg:width="1.709cm" svg:height="0.564cm" svg:x="5.3cm" svg:y="13.683cm">
          <draw:text-box>
            <text:p text:style-name="P8">REMOTE</text:p>
          </draw:text-box>
        </draw:frame>
        <draw:frame draw:style-name="gr1" draw:text-style-name="P8" draw:layer="layout" svg:width="1.349cm" svg:height="0.564cm" svg:x="13.876cm" svg:y="15.224cm">
          <draw:text-box>
            <text:p text:style-name="P8">HOME</text:p>
          </draw:text-box>
        </draw:frame>
        <draw:frame draw:style-name="gr1" draw:text-style-name="P5" draw:layer="layout" svg:width="8.63cm" svg:height="0.645cm" svg:x="9.945cm" svg:y="12.641cm">
          <draw:text-box>
            <text:p text:style-name="P5">Story: <text:s/>“<text:a xlink:href="mailto:user@a">user@a</text:a>“ sends a friend request to “<text:a xlink:href="mailto:user@b">user@b</text:a>“</text:p>
          </draw:text-box>
        </draw:frame>
        <draw:frame draw:style-name="gr1" draw:text-style-name="P6" draw:layer="layout" svg:width="1.399cm" svg:height="0.607cm" svg:x="11.85cm" svg:y="13.176cm">
          <draw:text-box>
            <text:p text:style-name="P6">Friend</text:p>
          </draw:text-box>
        </draw:frame>
        <draw:rect draw:style-name="gr2" draw:text-style-name="P7" draw:layer="layout" svg:width="1.905cm" svg:height="1.605cm" svg:x="1.635cm" svg:y="5.11cm">
          <text:p text:style-name="P7">Identifiers</text:p>
          <text:p text:style-name="P7">(remote)</text:p>
        </draw:rect>
        <draw:ellipse draw:style-name="gr5" draw:text-style-name="P4" draw:layer="layout" svg:width="1.905cm" svg:height="0.635cm" svg:x="1.635cm" svg:y="4.81cm">
          <text:p/>
        </draw:ellipse>
        <draw:ellipse draw:style-name="gr5" draw:text-style-name="P4" draw:layer="layout" svg:width="1.905cm" svg:height="0.635cm" svg:x="1.635cm" svg:y="6.38cm">
          <text:p/>
        </draw:ellipse>
        <draw:line draw:style-name="gr10" draw:text-style-name="P4" draw:layer="layout" svg:x1="3.54cm" svg:y1="6.715cm" svg:x2="5.445cm" svg:y2="6.715cm">
          <text:p/>
        </draw:line>
        <draw:frame draw:style-name="gr11" draw:text-style-name="P8" draw:layer="layout" svg:width="4.445cm" svg:height="1.503cm" svg:x="13.065cm" svg:y="1.402cm">
          <draw:text-box>
            <text:p text:style-name="P8"><text:span text:style-name="T1">Note:</text:span> “Identifiers” are randomly generated unique hashes that are tied to a specific user and domain</text:p>
          </draw:text-box>
        </draw:frame>
        <draw:rect draw:style-name="gr2" draw:text-style-name="P7" draw:layer="layout" svg:width="1.905cm" svg:height="1.605cm" svg:x="1.69cm" svg:y="13.911cm">
          <text:p text:style-name="P7">Identifiers</text:p>
          <text:p text:style-name="P7">(remote)</text:p>
        </draw:rect>
        <draw:ellipse draw:style-name="gr5" draw:text-style-name="P4" draw:layer="layout" svg:width="1.905cm" svg:height="0.635cm" svg:x="1.69cm" svg:y="13.611cm">
          <text:p/>
        </draw:ellipse>
        <draw:ellipse draw:style-name="gr5" draw:text-style-name="P4" draw:layer="layout" svg:width="1.905cm" svg:height="0.635cm" svg:x="1.69cm" svg:y="15.181cm">
          <text:p/>
        </draw:ellipse>
        <draw:line draw:style-name="gr10" draw:text-style-name="P4" draw:layer="layout" svg:x1="3.595cm" svg:y1="15.516cm" svg:x2="5.5cm" svg:y2="15.516cm">
          <text:p/>
        </draw:line>
        <draw:frame draw:style-name="gr1" draw:text-style-name="P9" draw:layer="layout" svg:width="1.929cm" svg:height="0.607cm" svg:x="8.82cm" svg:y="5.445cm">
          <draw:text-box>
            <text:p text:style-name="P9">(Identifier)</text:p>
          </draw:text-box>
        </draw:frame>
        <draw:frame draw:style-name="gr12" draw:text-style-name="P8" draw:layer="layout" svg:width="7.62cm" svg:height="0.635cm" svg:x="3.095cm" svg:y="13.011cm">
          <draw:text-box>
            <text:p text:style-name="P8"><text:span text:style-name="T2">friend.*, tag.*</text:span></text:p>
          </draw:text-box>
        </draw:frame>
        <draw:frame draw:style-name="gr1" draw:text-style-name="P8" draw:layer="layout" svg:width="7.47cm" svg:height="3.694cm" svg:x="19.565cm" svg:y="12.43cm">
          <draw:text-box>
            <text:p><text:span text:style-name="T2">Steps:</text:span></text:p>
            <text:p><text:span text:style-name="T2"/></text:p>
            <text:p><text:span text:style-name="T2">1. </text:span><text:span text:style-name="T2"><text:a xlink:href="mailto:user@a">user@a</text:a></text:span><text:span text:style-name="T2"> is remotely logged in to site “b”</text:span></text:p>
            <text:p><text:span text:style-name="T2">2. </text:span><text:span text:style-name="T2"><text:a xlink:href="mailto:user@a">user@a</text:a></text:span><text:span text:style-name="T2"> sends a friend request to </text:span><text:span text:style-name="T2"><text:a xlink:href="mailto:user@b">user@b</text:a></text:span></text:p>
            <text:p><text:span text:style-name="T2">3. </text:span><text:span text:style-name="T2"><text:a xlink:href="mailto:user@a">user@a</text:a></text:span><text:span text:style-name="T2"> is redirected via a link back to site “a”</text:span></text:p>
            <text:p><text:span text:style-name="T2">4. site “a” looks up the identifier for </text:span><text:span text:style-name="T2"><text:a xlink:href="mailto:user@a">user@a</text:a></text:span><text:span text:style-name="T2"> on site “b”</text:span></text:p>
            <text:p><text:span text:style-name="T2">5. site “a” makes a friend.add request to site “b”</text:span></text:p>
            <text:p><text:span text:style-name="T2">6. site “b” verifies the identifier</text:span></text:p>
            <text:p><text:span text:style-name="T2">7. site “b” logs a friend request from </text:span><text:span text:style-name="T2"><text:a xlink:href="mailto:user@a">user@a</text:a></text:span><text:span text:style-name="T2"> to </text:span><text:span text:style-name="T2"><text:a xlink:href="mailto:user@b">user@b</text:a></text:span></text:p>
            <text:p><text:span text:style-name="T2">8. site “b” returns successful</text:span></text:p>
            <text:p><text:span text:style-name="T2">9. site “b” logs a pending friend from </text:span><text:span text:style-name="T2"><text:a xlink:href="mailto:user@a">user@a</text:a></text:span><text:span text:style-name="T2"> to user@b</text:span></text:p>
          </draw:text-box>
        </draw:frame>
        <draw:frame draw:style-name="gr1" draw:text-style-name="P8" draw:layer="layout" svg:width="7.246cm" svg:height="3.381cm" svg:x="19.544cm" svg:y="4.395cm">
          <draw:text-box>
            <text:p><text:span text:style-name="T2">Steps:</text:span></text:p>
            <text:p><text:span text:style-name="T2"/></text:p>
            <text:p><text:span text:style-name="T2">1. </text:span><text:span text:style-name="T2"><text:a xlink:href="mailto:user@a">user@a</text:a></text:span><text:span text:style-name="T2"> remotely logs in to site “b”</text:span></text:p>
            <text:p><text:span text:style-name="T2">2. browser redirects to site “a” </text:span></text:p>
            <text:p><text:span text:style-name="T2">3. site “a” checks cookie to see if </text:span><text:span text:style-name="T2"><text:a xlink:href="mailto:user@a">user@a</text:a></text:span><text:span text:style-name="T2"> is logged in.</text:span></text:p>
            <text:p><text:span text:style-name="T2">4. site “a” generates an identifier and stores it.</text:span></text:p>
            <text:p><text:span text:style-name="T2">5. site “a” redirects back to site “b” with identifier.</text:span></text:p>
            <text:p><text:span text:style-name="T2">6. site “b” verifies the identifier.</text:span></text:p>
            <text:p><text:span text:style-name="T2">7. site “b” stores the remote identifier </text:span></text:p>
            <text:p><text:span text:style-name="T2">8. site “b” sets a remote login cookie and db entry.</text:span></text:p>
          </draw:text-box>
        </draw:frame>
        <draw:frame draw:style-name="gr1" draw:text-style-name="P9" draw:layer="layout" svg:width="1.929cm" svg:height="0.607cm" svg:x="9.89cm" svg:y="6.715cm">
          <draw:text-box>
            <text:p text:style-name="P9">(Identifier)</text:p>
          </draw:text-box>
        </draw:frame>
      </draw:page>
      <draw:page draw:name="page2" draw:style-name="dp1" draw:master-page-name="Default">
        <draw:frame draw:style-name="gr1" draw:text-style-name="P2" draw:layer="layout" svg:width="4.503cm" svg:height="0.802cm" svg:x="3.106cm" svg:y="14.568cm">
          <draw:text-box>
            <text:p text:style-name="P2">Stateless Request</text:p>
          </draw:text-box>
        </draw:frame>
        <draw:rect draw:style-name="gr2" draw:text-style-name="P3" draw:layer="layout" svg:width="1.905cm" svg:height="1.905cm" svg:x="5.445cm" svg:y="15.91cm">
          <text:p text:style-name="P3">B</text:p>
        </draw:rect>
        <draw:rect draw:style-name="gr2" draw:text-style-name="P3" draw:layer="layout" svg:width="1.905cm" svg:height="1.905cm" svg:x="13.065cm" svg:y="15.91cm">
          <text:p text:style-name="P3">A</text:p>
        </draw:rect>
        <draw:line draw:style-name="gr4" draw:text-style-name="P4" draw:layer="layout" svg:x1="7.35cm" svg:y1="15.91cm" svg:x2="13.065cm" svg:y2="15.91cm">
          <text:p/>
        </draw:line>
        <draw:line draw:style-name="gr9" draw:text-style-name="P4" draw:layer="layout" svg:x1="7.35cm" svg:y1="17.815cm" svg:x2="13.065cm" svg:y2="17.815cm">
          <text:p/>
        </draw:line>
        <draw:frame draw:style-name="gr1" draw:text-style-name="P9" draw:layer="layout" svg:width="1.565cm" svg:height="0.607cm" svg:x="8.842cm" svg:y="15.838cm">
          <draw:text-box>
            <text:p text:style-name="P9">(Token)</text:p>
          </draw:text-box>
        </draw:frame>
        <draw:rect draw:style-name="gr2" draw:text-style-name="P7" draw:layer="layout" svg:width="1.905cm" svg:height="1.605cm" svg:x="17.51cm" svg:y="16.11cm">
          <text:p text:style-name="P7">Tokens</text:p>
        </draw:rect>
        <draw:ellipse draw:style-name="gr5" draw:text-style-name="P4" draw:layer="layout" svg:width="1.905cm" svg:height="0.635cm" svg:x="17.51cm" svg:y="15.81cm">
          <text:p/>
        </draw:ellipse>
        <draw:ellipse draw:style-name="gr5" draw:text-style-name="P4" draw:layer="layout" svg:width="1.905cm" svg:height="0.635cm" svg:x="17.51cm" svg:y="17.38cm">
          <text:p/>
        </draw:ellipse>
        <draw:line draw:style-name="gr6" draw:text-style-name="P4" draw:layer="layout" svg:x1="14.97cm" svg:y1="16.245cm" svg:x2="17.51cm" svg:y2="16.245cm">
          <text:p/>
        </draw:line>
        <draw:frame draw:style-name="gr1" draw:text-style-name="P6" draw:layer="layout" svg:width="2.369cm" svg:height="0.607cm" svg:x="7.15cm" svg:y="17.743cm">
          <draw:text-box>
            <text:p text:style-name="P6">ReplyToPush</text:p>
          </draw:text-box>
        </draw:frame>
        <draw:line draw:style-name="gr13" draw:text-style-name="P4" draw:layer="layout" svg:x1="7.351cm" svg:y1="16.51cm" svg:x2="13.066cm" svg:y2="16.51cm">
          <text:p/>
        </draw:line>
        <draw:line draw:style-name="gr8" draw:text-style-name="P4" draw:layer="layout" svg:x1="7.351cm" svg:y1="17.315cm" svg:x2="13.066cm" svg:y2="17.315cm">
          <text:p/>
        </draw:line>
        <draw:frame draw:style-name="gr1" draw:text-style-name="P6" draw:layer="layout" svg:width="1.294cm" svg:height="0.607cm" svg:x="7.251cm" svg:y="16.404cm">
          <draw:text-box>
            <text:p text:style-name="P6">Verify</text:p>
          </draw:text-box>
        </draw:frame>
        <draw:frame draw:style-name="gr1" draw:text-style-name="P8" draw:layer="layout" svg:width="1.709cm" svg:height="0.564cm" svg:x="5.245cm" svg:y="15.81cm">
          <draw:text-box>
            <text:p text:style-name="P8">REMOTE</text:p>
          </draw:text-box>
        </draw:frame>
        <draw:frame draw:style-name="gr1" draw:text-style-name="P8" draw:layer="layout" svg:width="1.349cm" svg:height="0.564cm" svg:x="13.821cm" svg:y="17.351cm">
          <draw:text-box>
            <text:p text:style-name="P8">HOME</text:p>
          </draw:text-box>
        </draw:frame>
        <draw:frame draw:style-name="gr1" draw:text-style-name="P6" draw:layer="layout" svg:width="2.441cm" svg:height="0.607cm" svg:x="10.824cm" svg:y="16.873cm">
          <draw:text-box>
            <text:p text:style-name="P6">ReplyToVerify</text:p>
          </draw:text-box>
        </draw:frame>
        <draw:frame draw:style-name="gr1" draw:text-style-name="P5" draw:layer="layout" svg:width="9.138cm" svg:height="0.645cm" svg:x="9.89cm" svg:y="14.768cm">
          <draw:text-box>
            <text:p text:style-name="P5">Story: <text:s/>“<text:a xlink:href="mailto:user@a">user@a</text:a>“ pushes a feed notification to “<text:a xlink:href="mailto:user@b">user@b</text:a>“</text:p>
          </draw:text-box>
        </draw:frame>
        <draw:frame draw:style-name="gr1" draw:text-style-name="P6" draw:layer="layout" svg:width="1.226cm" svg:height="0.607cm" svg:x="11.795cm" svg:y="15.303cm">
          <draw:text-box>
            <text:p text:style-name="P6">Push</text:p>
          </draw:text-box>
        </draw:frame>
        <draw:rect draw:style-name="gr2" draw:text-style-name="P7" draw:layer="layout" svg:width="1.905cm" svg:height="1.605cm" svg:x="1.635cm" svg:y="16.038cm">
          <text:p text:style-name="P7">Tokens</text:p>
          <text:p text:style-name="P7">(remote)</text:p>
        </draw:rect>
        <draw:ellipse draw:style-name="gr5" draw:text-style-name="P4" draw:layer="layout" svg:width="1.905cm" svg:height="0.635cm" svg:x="1.635cm" svg:y="15.738cm">
          <text:p/>
        </draw:ellipse>
        <draw:ellipse draw:style-name="gr5" draw:text-style-name="P4" draw:layer="layout" svg:width="1.905cm" svg:height="0.635cm" svg:x="1.635cm" svg:y="17.308cm">
          <text:p/>
        </draw:ellipse>
        <draw:line draw:style-name="gr10" draw:text-style-name="P4" draw:layer="layout" svg:x1="3.54cm" svg:y1="17.643cm" svg:x2="5.445cm" svg:y2="17.643cm">
          <text:p/>
        </draw:line>
        <draw:frame draw:style-name="gr1" draw:text-style-name="P9" draw:layer="layout" svg:width="1.565cm" svg:height="0.607cm" svg:x="8.86cm" svg:y="16.408cm">
          <draw:text-box>
            <text:p text:style-name="P9">(Token)</text:p>
          </draw:text-box>
        </draw:frame>
        <draw:frame draw:style-name="gr12" draw:text-style-name="P8" draw:layer="layout" svg:width="7.62cm" svg:height="0.635cm" svg:x="3.04cm" svg:y="15.138cm">
          <draw:text-box>
            <text:p text:style-name="P8"><text:span text:style-name="T2">feed.*, message.*, search.*, node.update</text:span></text:p>
          </draw:text-box>
        </draw:frame>
        <draw:frame draw:style-name="gr1" draw:layer="layout" svg:width="8.939cm" svg:height="1.673cm" svg:x="1.001cm" svg:y="1.001cm">
          <draw:text-box>
            <text:p>Appleseed QuickSocial v0.1.0</text:p>
            <text:p/>
          </draw:text-box>
        </draw:frame>
        <draw:frame draw:style-name="gr1" draw:text-style-name="P1" draw:layer="layout" svg:width="4.782cm" svg:height="0.721cm" svg:x="1.001cm" svg:y="1.885cm">
          <draw:text-box>
            <text:p text:style-name="P1">Protocol Flow Diagram</text:p>
          </draw:text-box>
        </draw:frame>
        <draw:frame draw:style-name="gr1" draw:text-style-name="P10" draw:layer="layout" svg:width="0.739cm" svg:height="0.721cm" svg:x="26.201cm" svg:y="1cm">
          <draw:text-box>
            <text:p text:style-name="P10"><text:span text:style-name="T3">2</text:span></text:p>
          </draw:text-box>
        </draw:frame>
        <draw:frame draw:style-name="gr11" draw:text-style-name="P8" draw:layer="layout" svg:width="4.445cm" svg:height="0.877cm" svg:x="14.335cm" svg:y="13.458cm">
          <draw:text-box>
            <text:p text:style-name="P8"><text:span text:style-name="T1">Note:</text:span> <text:a xlink:href="mailto:user@a">user@a</text:a> is <text:span text:style-name="T4">not</text:span><text:span text:style-name="T5"> remotely logged in to site “b” </text:span></text:p>
          </draw:text-box>
        </draw:frame>
        <draw:frame draw:style-name="gr11" draw:text-style-name="P8" draw:layer="layout" svg:width="4.445cm" svg:height="0.877cm" svg:x="19.415cm" svg:y="13.458cm">
          <draw:text-box>
            <text:p text:style-name="P8"><text:span text:style-name="T1">Note:</text:span> <text:span text:style-name="T5"><text:s/></text:span><text:span text:style-name="T5"><text:a xlink:href="mailto:user@a">user@a</text:a></text:span><text:span text:style-name="T5"> </text:span><text:span text:style-name="T4">is</text:span><text:span text:style-name="T5"> on </text:span><text:span text:style-name="T5"><text:a xlink:href="mailto:user@b">user@b</text:a></text:span><text:span text:style-name="T5">'s friend list.</text:span></text:p>
          </draw:text-box>
        </draw:frame>
        <draw:frame draw:style-name="gr1" draw:text-style-name="P8" draw:layer="layout" svg:width="7.055cm" svg:height="2.442cm" svg:x="19.544cm" svg:y="15.595cm">
          <draw:text-box>
            <text:p><text:span text:style-name="T2">Steps:</text:span></text:p>
            <text:p><text:span text:style-name="T2"/></text:p>
            <text:p><text:span text:style-name="T2">1. </text:span><text:span text:style-name="T2"><text:a xlink:href="mailto:user@a">user@a</text:a></text:span><text:span text:style-name="T2"> performs an action</text:span></text:p>
            <text:p><text:span text:style-name="T2">2. site “a” generates a temporary token and stores it.</text:span></text:p>
            <text:p><text:span text:style-name="T2">3. site “a” sends a feed update to </text:span><text:span text:style-name="T2"><text:a xlink:href="mailto:user@b">user@b</text:a></text:span></text:p>
            <text:p><text:span text:style-name="T2">4. site “b” verifies the token</text:span></text:p>
            <text:p><text:span text:style-name="T2">5. site “b” logs the feed notification for </text:span><text:span text:style-name="T2"><text:a xlink:href="mailto:user@b">user@b</text:a></text:span></text:p>
          </draw:text-box>
        </draw:frame>
        <draw:frame draw:style-name="gr1" draw:text-style-name="P2" draw:layer="layout" svg:width="4.037cm" svg:height="0.802cm" svg:x="3.106cm" svg:y="3.54cm">
          <draw:text-box>
            <text:p text:style-name="P2">3 Party Request</text:p>
          </draw:text-box>
        </draw:frame>
        <draw:rect draw:style-name="gr2" draw:text-style-name="P3" draw:layer="layout" svg:width="1.905cm" svg:height="1.905cm" svg:x="5.445cm" svg:y="4.782cm">
          <text:p text:style-name="P3">B</text:p>
        </draw:rect>
        <draw:rect draw:style-name="gr2" draw:text-style-name="P3" draw:layer="layout" svg:width="1.905cm" svg:height="1.905cm" svg:x="13.065cm" svg:y="4.782cm">
          <text:p text:style-name="P3">A</text:p>
        </draw:rect>
        <draw:line draw:style-name="gr4" draw:text-style-name="P4" draw:layer="layout" svg:x1="6.715cm" svg:y1="6.857cm" svg:x2="8.62cm" svg:y2="9.397cm">
          <text:p/>
        </draw:line>
        <draw:line draw:style-name="gr9" draw:text-style-name="P4" draw:layer="layout" svg:x1="7.35cm" svg:y1="6.222cm" svg:x2="9.255cm" svg:y2="8.762cm">
          <text:p/>
        </draw:line>
        <draw:frame draw:style-name="gr1" draw:text-style-name="P9" draw:layer="layout" svg:width="1.929cm" svg:height="0.607cm" svg:x="7.89cm" svg:y="6.757cm">
          <draw:text-box>
            <text:p text:style-name="P9">(Identifier)</text:p>
          </draw:text-box>
        </draw:frame>
        <draw:rect draw:style-name="gr2" draw:text-style-name="P7" draw:layer="layout" svg:width="1.905cm" svg:height="1.605cm" svg:x="17.51cm" svg:y="4.982cm">
          <text:p text:style-name="P7">Identifiers</text:p>
        </draw:rect>
        <draw:ellipse draw:style-name="gr5" draw:text-style-name="P4" draw:layer="layout" svg:width="1.905cm" svg:height="0.635cm" svg:x="17.51cm" svg:y="4.682cm">
          <text:p/>
        </draw:ellipse>
        <draw:ellipse draw:style-name="gr5" draw:text-style-name="P4" draw:layer="layout" svg:width="1.905cm" svg:height="0.635cm" svg:x="17.51cm" svg:y="6.252cm">
          <text:p/>
        </draw:ellipse>
        <draw:line draw:style-name="gr6" draw:text-style-name="P4" draw:layer="layout" svg:x1="14.97cm" svg:y1="5.117cm" svg:x2="17.51cm" svg:y2="5.117cm">
          <text:p/>
        </draw:line>
        <draw:frame draw:style-name="gr1" draw:text-style-name="P6" draw:layer="layout" svg:width="2.174cm" svg:height="0.607cm" svg:x="6.173cm" svg:y="9.197cm">
          <draw:text-box>
            <text:p text:style-name="P6">ReplyToInfo</text:p>
          </draw:text-box>
        </draw:frame>
        <draw:line draw:style-name="gr13" draw:text-style-name="P4" draw:layer="layout" svg:x1="9.89cm" svg:y1="8.762cm" svg:x2="13.066cm" svg:y2="6.017cm">
          <text:p/>
        </draw:line>
        <draw:line draw:style-name="gr8" draw:text-style-name="P4" draw:layer="layout" svg:x1="10.525cm" svg:y1="9.397cm" svg:x2="13.7cm" svg:y2="6.857cm">
          <text:p/>
        </draw:line>
        <draw:frame draw:style-name="gr1" draw:text-style-name="P6" draw:layer="layout" svg:width="1.294cm" svg:height="0.607cm" svg:x="11.56cm" svg:y="5.822cm">
          <draw:text-box>
            <text:p text:style-name="P6">Verify</text:p>
          </draw:text-box>
        </draw:frame>
        <draw:frame draw:style-name="gr1" draw:text-style-name="P8" draw:layer="layout" svg:width="1.709cm" svg:height="0.564cm" svg:x="5.245cm" svg:y="4.682cm">
          <draw:text-box>
            <text:p text:style-name="P8">REMOTE</text:p>
          </draw:text-box>
        </draw:frame>
        <draw:frame draw:style-name="gr1" draw:text-style-name="P8" draw:layer="layout" svg:width="1.349cm" svg:height="0.564cm" svg:x="13.821cm" svg:y="6.223cm">
          <draw:text-box>
            <text:p text:style-name="P8">HOME</text:p>
          </draw:text-box>
        </draw:frame>
        <draw:frame draw:style-name="gr1" draw:text-style-name="P6" draw:layer="layout" svg:width="2.441cm" svg:height="0.607cm" svg:x="12.629cm" svg:y="7.492cm">
          <draw:text-box>
            <text:p text:style-name="P6">ReplyToVerify</text:p>
          </draw:text-box>
        </draw:frame>
        <draw:frame draw:style-name="gr1" draw:text-style-name="P5" draw:layer="layout" svg:width="10.196cm" svg:height="0.645cm" svg:x="9.89cm" svg:y="3.64cm">
          <draw:text-box>
            <text:p text:style-name="P5">Story: <text:s/>“<text:a xlink:href="mailto:user@a">user@a</text:a>“ requests info about “<text:a xlink:href="mailto:user@c">user@c</text:a>” through site “b”</text:p>
          </draw:text-box>
        </draw:frame>
        <draw:frame draw:style-name="gr1" draw:text-style-name="P6" draw:layer="layout" svg:width="1.031cm" svg:height="0.607cm" svg:x="7.45cm" svg:y="6.222cm">
          <draw:text-box>
            <text:p text:style-name="P6">Info</text:p>
          </draw:text-box>
        </draw:frame>
        <draw:rect draw:style-name="gr2" draw:text-style-name="P7" draw:layer="layout" svg:width="1.905cm" svg:height="1.605cm" svg:x="1.635cm" svg:y="4.91cm">
          <text:p text:style-name="P7">Identifiers</text:p>
          <text:p text:style-name="P7">(remote)</text:p>
        </draw:rect>
        <draw:ellipse draw:style-name="gr5" draw:text-style-name="P4" draw:layer="layout" svg:width="1.905cm" svg:height="0.635cm" svg:x="1.635cm" svg:y="4.61cm">
          <text:p/>
        </draw:ellipse>
        <draw:ellipse draw:style-name="gr5" draw:text-style-name="P4" draw:layer="layout" svg:width="1.905cm" svg:height="0.635cm" svg:x="1.635cm" svg:y="6.18cm">
          <text:p/>
        </draw:ellipse>
        <draw:line draw:style-name="gr10" draw:text-style-name="P4" draw:layer="layout" svg:x1="3.54cm" svg:y1="6.515cm" svg:x2="5.445cm" svg:y2="6.515cm">
          <text:p/>
        </draw:line>
        <draw:rect draw:style-name="gr2" draw:text-style-name="P3" draw:layer="layout" svg:width="1.905cm" svg:height="1.905cm" svg:x="8.62cm" svg:y="8.762cm">
          <text:p text:style-name="P3">C</text:p>
        </draw:rect>
        <draw:frame draw:style-name="gr1" draw:text-style-name="P8" draw:layer="layout" svg:width="1.958cm" svg:height="0.564cm" svg:x="8.481cm" svg:y="8.762cm">
          <draw:text-box>
            <text:p text:style-name="P8">INQUIRIED</text:p>
          </draw:text-box>
        </draw:frame>
        <draw:frame draw:style-name="gr1" draw:text-style-name="P9" draw:layer="layout" svg:width="1.929cm" svg:height="0.607cm" svg:x="10.501cm" svg:y="6.308cm">
          <draw:text-box>
            <text:p text:style-name="P9">(Identifier)</text:p>
          </draw:text-box>
        </draw:frame>
        <draw:frame draw:style-name="gr12" draw:text-style-name="P8" draw:layer="layout" svg:width="7.62cm" svg:height="0.635cm" svg:x="3.105cm" svg:y="4.117cm">
          <draw:text-box>
            <text:p text:style-name="P8"><text:span text:style-name="T2">user.info</text:span></text:p>
          </draw:text-box>
        </draw:frame>
        <draw:frame draw:style-name="gr1" draw:text-style-name="P8" draw:layer="layout" svg:width="7.635cm" svg:height="2.755cm" svg:x="19.47cm" svg:y="4.433cm">
          <draw:text-box>
            <text:p><text:span text:style-name="T2">Steps:</text:span></text:p>
            <text:p><text:span text:style-name="T2"/></text:p>
            <text:p><text:span text:style-name="T2">1. </text:span><text:span text:style-name="T2"><text:a xlink:href="mailto:user@a">user@a</text:a></text:span><text:span text:style-name="T2"> is remotely logged in to site “b” </text:span></text:p>
            <text:p><text:span text:style-name="T2">2. </text:span><text:span text:style-name="T2"><text:a xlink:href="mailto:user@a">user@a</text:a></text:span><text:span text:style-name="T2"> requests info about </text:span><text:span text:style-name="T2"><text:a xlink:href="mailto:user@c">user@c</text:a></text:span></text:p>
            <text:p><text:span text:style-name="T2">3. site “b” looks up the identifier associated with </text:span><text:span text:style-name="T2"><text:a xlink:href="mailto:user@a">user@a</text:a></text:span></text:p>
            <text:p><text:span text:style-name="T2">4. site “b” sends user.info request to site “c” with identifier</text:span></text:p>
            <text:p><text:span text:style-name="T2">5. site “c” verifies the site “b” identifier with site “a”</text:span></text:p>
            <text:p><text:span text:style-name="T2">6. site “c” replies to site “b” with user info for </text:span><text:span text:style-name="T2"><text:a xlink:href="mailto:user@a">user@a</text:a></text:span></text:p>
          </draw:text-box>
        </draw:frame>
        <draw:frame draw:style-name="gr11" draw:text-style-name="P8" draw:layer="layout" svg:width="5.08cm" svg:height="1.19cm" svg:x="19.415cm" svg:y="7.492cm">
          <draw:text-box>
            <text:p text:style-name="P8"><text:span text:style-name="T1">Note:</text:span> This allows <text:a xlink:href="mailto:user@c">user@c</text:a> to block, restrict or allow <text:a xlink:href="mailto:user@a">user@a</text:a> by allowing site “c” to verify <text:a xlink:href="mailto:user@a">user@a</text:a>'s identity.</text:p>
          </draw:text-box>
        </draw:frame>
        <draw:frame draw:style-name="gr11" draw:text-style-name="P8" draw:layer="layout" svg:width="4.445cm" svg:height="0.877cm" svg:x="6.715cm" svg:y="13.458cm">
          <draw:text-box>
            <text:p text:style-name="P8"><text:span text:style-name="T1">Note:</text:span> “Tokens” are single-use, temporary identifiers</text:p>
          </draw:text-box>
        </draw:frame>
      </draw:page>
      <draw:page draw:name="page3" draw:style-name="dp1" draw:master-page-name="Default">
        <draw:frame draw:style-name="gr1" draw:layer="layout" svg:width="8.939cm" svg:height="1.673cm" svg:x="1.002cm" svg:y="1.001cm">
          <draw:text-box>
            <text:p>Appleseed QuickSocial v0.1.0</text:p>
            <text:p/>
          </draw:text-box>
        </draw:frame>
        <draw:frame draw:style-name="gr1" draw:text-style-name="P1" draw:layer="layout" svg:width="4.782cm" svg:height="0.721cm" svg:x="1.002cm" svg:y="1.885cm">
          <draw:text-box>
            <text:p text:style-name="P1">Protocol Flow Diagram</text:p>
          </draw:text-box>
        </draw:frame>
        <draw:frame draw:style-name="gr1" draw:text-style-name="P10" draw:layer="layout" svg:width="0.739cm" svg:height="0.721cm" svg:x="26.202cm" svg:y="1cm">
          <draw:text-box>
            <text:p text:style-name="P10"><text:span text:style-name="T3">3</text:span></text:p>
          </draw:text-box>
        </draw:frame>
        <draw:frame draw:style-name="gr1" draw:text-style-name="P2" draw:layer="layout" svg:width="6.475cm" svg:height="0.802cm" svg:x="3.107cm" svg:y="3.54cm">
          <draw:text-box>
            <text:p text:style-name="P2">Public Key Data Encryption</text:p>
          </draw:text-box>
        </draw:frame>
        <draw:frame draw:style-name="gr12" draw:text-style-name="P8" draw:layer="layout" svg:width="7.62cm" svg:height="0.635cm" svg:x="3.105cm" svg:y="4.118cm">
          <draw:text-box>
            <text:p text:style-name="P8"><text:span text:style-name="T2">theoretical only</text:span></text:p>
          </draw:text-box>
        </draw:frame>
        <draw:rect draw:style-name="gr2" draw:text-style-name="P3" draw:layer="layout" svg:width="1.905cm" svg:height="1.905cm" svg:x="5.5cm" svg:y="5.545cm">
          <text:p text:style-name="P3">B</text:p>
        </draw:rect>
        <draw:rect draw:style-name="gr2" draw:text-style-name="P3" draw:layer="layout" svg:width="1.905cm" svg:height="1.905cm" svg:x="13.12cm" svg:y="5.545cm">
          <text:p text:style-name="P3">A</text:p>
        </draw:rect>
        <draw:rect draw:style-name="gr2" draw:text-style-name="P7" draw:layer="layout" svg:width="1.905cm" svg:height="1.605cm" svg:x="17.565cm" svg:y="5.745cm">
          <text:p text:style-name="P7">Secret Key</text:p>
        </draw:rect>
        <draw:ellipse draw:style-name="gr5" draw:text-style-name="P4" draw:layer="layout" svg:width="1.905cm" svg:height="0.635cm" svg:x="17.565cm" svg:y="5.445cm">
          <text:p/>
        </draw:ellipse>
        <draw:ellipse draw:style-name="gr5" draw:text-style-name="P4" draw:layer="layout" svg:width="1.905cm" svg:height="0.635cm" svg:x="17.565cm" svg:y="7.015cm">
          <text:p/>
        </draw:ellipse>
        <draw:line draw:style-name="gr6" draw:text-style-name="P4" draw:layer="layout" svg:x1="15.025cm" svg:y1="5.88cm" svg:x2="17.565cm" svg:y2="5.88cm">
          <text:p/>
        </draw:line>
        <draw:frame draw:style-name="gr1" draw:text-style-name="P8" draw:layer="layout" svg:width="1.709cm" svg:height="0.564cm" svg:x="5.3cm" svg:y="5.445cm">
          <draw:text-box>
            <text:p text:style-name="P8">REMOTE</text:p>
          </draw:text-box>
        </draw:frame>
        <draw:frame draw:style-name="gr1" draw:text-style-name="P8" draw:layer="layout" svg:width="1.349cm" svg:height="0.564cm" svg:x="13.876cm" svg:y="6.986cm">
          <draw:text-box>
            <text:p text:style-name="P8">HOME</text:p>
          </draw:text-box>
        </draw:frame>
        <draw:frame draw:style-name="gr1" draw:text-style-name="P5" draw:layer="layout" svg:width="11.551cm" svg:height="0.645cm" svg:x="9.89cm" svg:y="3.54cm">
          <draw:text-box>
            <text:p text:style-name="P5">Story: <text:s/>“<text:a xlink:href="mailto:user@a">user@a</text:a>“'s data is encrypted, but “<text:a xlink:href="mailto:user@b">user@b</text:a>“ should have access</text:p>
          </draw:text-box>
        </draw:frame>
        <draw:rect draw:style-name="gr2" draw:text-style-name="P7" draw:layer="layout" svg:width="1.905cm" svg:height="1.605cm" svg:x="1.69cm" svg:y="5.673cm">
          <text:p text:style-name="P7">Public Key</text:p>
        </draw:rect>
        <draw:ellipse draw:style-name="gr5" draw:text-style-name="P4" draw:layer="layout" svg:width="1.905cm" svg:height="0.635cm" svg:x="1.69cm" svg:y="5.373cm">
          <text:p/>
        </draw:ellipse>
        <draw:ellipse draw:style-name="gr5" draw:text-style-name="P4" draw:layer="layout" svg:width="1.905cm" svg:height="0.635cm" svg:x="1.69cm" svg:y="6.943cm">
          <text:p/>
        </draw:ellipse>
        <draw:line draw:style-name="gr10" draw:text-style-name="P4" draw:layer="layout" svg:x1="3.595cm" svg:y1="7.278cm" svg:x2="5.5cm" svg:y2="7.278cm">
          <text:p/>
        </draw:line>
        <draw:frame draw:style-name="gr1" draw:text-style-name="P8" draw:layer="layout" svg:width="7.258cm" svg:height="4.007cm" svg:x="19.565cm" svg:y="4.192cm">
          <draw:text-box>
            <text:p><text:span text:style-name="T2">Steps:</text:span></text:p>
            <text:p><text:span text:style-name="T2"/></text:p>
            <text:p><text:span text:style-name="T2">1. System generates and stores a secret key for users</text:span></text:p>
            <text:p><text:span text:style-name="T2">2. </text:span><text:span text:style-name="T2"><text:a xlink:href="mailto:user@a">user@a</text:a></text:span><text:span text:style-name="T2"> approves a friend request from </text:span><text:span text:style-name="T2"><text:a xlink:href="mailto:user@b">user@b</text:a></text:span></text:p>
            <text:p><text:span text:style-name="T2">3. </text:span><text:span text:style-name="T2"><text:a xlink:href="mailto:user@a">user@a</text:a></text:span><text:span text:style-name="T2"> generates a public key for </text:span><text:span text:style-name="T2"><text:a xlink:href="mailto:user@b">user@b</text:a></text:span></text:p>
            <text:p><text:span text:style-name="T2">4. </text:span><text:span text:style-name="T2"><text:a xlink:href="mailto:user@b">user@b</text:a></text:span><text:span text:style-name="T2"> generates a public key for </text:span><text:span text:style-name="T2"><text:a xlink:href="mailto:user@a">user@a</text:a></text:span></text:p>
            <text:p><text:span text:style-name="T2">5. </text:span><text:span text:style-name="T2"><text:a xlink:href="mailto:user@a">user@a</text:a></text:span><text:span text:style-name="T2"> uploads a photo.</text:span></text:p>
            <text:p><text:span text:style-name="T2">6. system encrypts photo with public key of all friends</text:span></text:p>
            <text:p><text:span text:style-name="T2">7. </text:span><text:span text:style-name="T2"><text:a xlink:href="mailto:user@b">user@b</text:a></text:span><text:span text:style-name="T2"> remotely logs in to site “a”</text:span></text:p>
            <text:p><text:span text:style-name="T2">8. </text:span><text:span text:style-name="T2"><text:a xlink:href="mailto:user@b">user@b</text:a></text:span><text:span text:style-name="T2"> attempts to view </text:span><text:span text:style-name="T2"><text:a xlink:href="mailto:user@a">user@a</text:a></text:span><text:span text:style-name="T2">'s photo</text:span></text:p>
            <text:p><text:span text:style-name="T2">9. photo is sent to site “b”.</text:span></text:p>
            <text:p><text:span text:style-name="T2">10. site “b” uses secret key to decrypt and display.</text:span></text:p>
          </draw:text-box>
        </draw:frame>
        <draw:frame draw:style-name="gr1" draw:text-style-name="P8" draw:layer="layout" svg:width="7.258cm" svg:height="1.19cm" svg:x="1.635cm" svg:y="8.685cm">
          <draw:text-box>
            <text:p><text:span text:style-name="T6">Pros:</text:span></text:p>
            <text:p><text:span text:style-name="T2"/></text:p>
            <text:p><text:span text:style-name="T2">1. As secure as you can get in a public social network.</text:span></text:p>
          </draw:text-box>
        </draw:frame>
        <draw:frame draw:style-name="gr1" draw:text-style-name="P8" draw:layer="layout" svg:width="10.518cm" svg:height="2.129cm" svg:x="1.635cm" svg:y="9.99cm">
          <draw:text-box>
            <text:p><text:span text:style-name="T6">Cons:</text:span></text:p>
            <text:p><text:span text:style-name="T2"/></text:p>
            <text:p><text:span text:style-name="T2">1. Very resource intensive. <text:s/>User with 400 friends will store one photo 400 times.</text:span></text:p>
            <text:p><text:span text:style-name="T2">2. Not particularly more secure than ACL control.</text:span></text:p>
            <text:p><text:span text:style-name="T2">3. Will most likely be noticeably slow.</text:span></text:p>
            <text:p><text:span text:style-name="T2">4. Watermarks can be dynamically generated to track leaks.</text:span></text:p>
          </draw:text-box>
        </draw:frame>
        <draw:frame draw:style-name="gr1" draw:text-style-name="P8" draw:layer="layout" svg:width="7.97cm" svg:height="1.19cm" svg:x="1.635cm" svg:y="12.241cm">
          <draw:text-box>
            <text:p><text:span text:style-name="T6">Alternative Ideas:</text:span></text:p>
            <text:p><text:span text:style-name="T2"/></text:p>
            <text:p><text:span text:style-name="T2">1. Watermarks can be dynamically generated to track leak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09T18:04:39</meta:creation-date>
    <dc:date>2010-08-09T20:06:45</dc:date>
    <meta:editing-duration>PT02H02M08S</meta:editing-duration>
    <meta:editing-cycles>56</meta:editing-cycles>
    <meta:generator>OpenOffice.org/3.1$Unix OpenOffice.org_project/310m19$Build-9420</meta:generator>
    <meta:print-date>2010-08-09T19:34:16</meta:print-date>
    <meta:document-statistic meta:object-count="133"/>
  </office:meta>
</office:document-meta>
</file>